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style="normal" style:text-underline-style="none" fo:font-weight="normal" style:font-name-asian="Andale Sans UI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style="normal" style:text-underline-style="none" fo:font-weight="normal" style:font-name-asian="Andale Sans U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style:font-name="Liberation Sans" style:font-name-asian="Andale Sans UI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font-name="Liberation Sans"/>
    </style:style>
    <style:style style:name="ce10" style:family="table-cell" style:parent-style-name="Default">
      <style:text-properties fo:color="#cc0000" style:font-name="Liberation Sans" fo:font-weight="bold" style:font-weight-asian="bold" style:font-weight-complex="bold"/>
    </style:style>
    <style:style style:name="T1" style:family="text">
      <style:text-properties style:font-name-asian="Andale Sans UI" style:font-size-asian="11pt" style:font-size-complex="11pt"/>
    </style:style>
    <style:style style:name="T2" style:family="text">
      <style:text-properties style:font-name-asian="Andale Sans UI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9" table:number-rows-spanned="1">
            <text:p>Analysis checked pending of inform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6" table:number-rows-spanned="1">
            <text:p><text:span text:style-name="T1">Date range: </text:span><text:span text:style-name="T1"><text:a xlink:href="relatorio://format_date(date_from,%20user.language)" xlink:type="simple">format_date(date_from, user.language)</text:a></text:span><text:span text:style-name="T1"> - </text:span><text:span text:style-name="T1"><text:a xlink:href="relatorio://format_date(date_to,%20user.language)" xlink:type="simple">format_date(date_to, user.language)</text:a></text:span></text:p>
          </table:table-cell>
          <table:covered-table-cell table:number-columns-repeated="3" table:style-name="ce5"/>
          <table:covered-table-cell table:style-name="ce4"/>
          <table:covered-table-cell table:style-name="ce6"/>
          <table:table-cell table:style-name="Default"/>
          <table:table-cell table:style-name="ce5"/>
          <table:table-cell table:style-name="ce8" office:value-type="string" calcext:value-type="string">
            <text:p>Print date</text:p>
          </table:table-cell>
          <table:table-cell table:style-name="ce4" office:value-type="string" calcext:value-type="string" table:number-columns-spanned="3" table:number-rows-spanned="1">
            <text:p><text:a xlink:href="relatorio://format_date(datetime.date.today(),%20user.language)" xlink:type="simple">format_date(datetime.date.today(), user.language)</text:a>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9" table:number-rows-spanned="1">
            <text:p>Laboratory: <text:a xlink:href="relatorio://laboratory" xlink:type="simple">laboratory</text:a></text:p>
          </table:table-cell>
          <table:covered-table-cell table:number-columns-repeated="8" table:style-name="ce5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9" table:number-rows-spanned="1">
            <text:p><text:a xlink:href="relatorio://if%20test=%22party%22" xlink:type="simple">if test="party"</text:a></text:p>
          </table:table-cell>
          <table:covered-table-cell table:number-columns-repeated="8" table:style-name="ce5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9" table:number-rows-spanned="1">
            <text:p>Party: <text:a xlink:href="relatorio://party" xlink:type="simple">party</text:a></text:p>
          </table:table-cell>
          <table:covered-table-cell table:number-columns-repeated="8" table:style-name="ce5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9" table:number-rows-spanned="1">
            <text:p><text:span text:style-name="T2"><text:a xlink:href="relatorio:///if" xlink:type="simple">/if</text:a></text:span></text:p>
          </table:table-cell>
          <table:covered-table-cell table:number-columns-repeated="8" table:style-name="ce5"/>
          <table:table-cell table:number-columns-repeated="1014"/>
        </table:table-row>
        <table:table-row table:style-name="ro1">
          <table:table-cell table:number-columns-repeated="24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oduct Typ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Analysis origin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ate agreed for result</text:p>
          </table:table-cell>
          <table:table-cell office:value-type="string" calcext:value-type="string">
            <text:p>Result modifie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itial unit</text:p>
          </table:table-cell>
          <table:table-cell office:value-type="string" calcext:value-type="string">
            <text:p>Converted result modifier</text:p>
          </table:table-cell>
          <table:table-cell office:value-type="string" calcext:value-type="string">
            <text:p>Converted result</text:p>
          </table:table-cell>
          <table:table-cell office:value-type="string" calcext:value-type="string">
            <text:p>Final unit</text:p>
          </table:table-cell>
          <table:table-cell office:value-type="string" calcext:value-type="string">
            <text:p>Literal result</text:p>
          </table:table-cell>
          <table:table-cell office:value-type="string" calcext:value-type="string">
            <text:p>Checked date</text:p>
          </table:table-cell>
          <table:table-cell office:value-type="string" calcext:value-type="string">
            <text:p>Entry comments</text:p>
          </table:table-cell>
          <table:table-cell table:style-name="Default" office:value-type="string" calcext:value-type="string">
            <text:p>Result estimated date</text:p>
          </table:table-cell>
          <table:table-cell office:value-type="string" calcext:value-type="string">
            <text:p>Result estimated waiting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Departmen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a xlink:href="relatorio://for%20each=%22line%20in%20records%22" xlink:type="simple">for each="line in records"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relatorio://line.party.rec_name" xlink:type="simple">line.party.rec_name</text:a></text:p>
          </table:table-cell>
          <table:table-cell office:value-type="string" calcext:value-type="string">
            <text:p><text:a xlink:href="relatorio://line.product_type.code" xlink:type="simple">line.product_type.code</text:a></text:p>
          </table:table-cell>
          <table:table-cell office:value-type="string" calcext:value-type="string">
            <text:p><text:a xlink:href="relatorio://line.matrix.code" xlink:type="simple">line.matrix.code</text:a></text:p>
          </table:table-cell>
          <table:table-cell office:value-type="string" calcext:value-type="string">
            <text:p><text:a xlink:href="relatorio://line.notebook.rec_name" xlink:type="simple">line.notebook.rec_name</text:a></text:p>
          </table:table-cell>
          <table:table-cell office:value-type="string" calcext:value-type="string">
            <text:p><text:a xlink:href="relatorio://line.analysis_origin" xlink:type="simple">line.analysis_origin</text:a></text:p>
          </table:table-cell>
          <table:table-cell office:value-type="string" calcext:value-type="string">
            <text:p><text:a xlink:href="relatorio://line.analysis.rec_name" xlink:type="simple">line.analysis.rec_name</text:a></text:p>
          </table:table-cell>
          <table:table-cell office:value-type="string" calcext:value-type="string">
            <text:p><text:a xlink:href="relatorio://line.repetition" xlink:type="simple">line.repetition</text:a></text:p>
          </table:table-cell>
          <table:table-cell office:value-type="string" calcext:value-type="string">
            <text:p><text:a xlink:href="relatorio://if%20test=%22line.start_date%22" xlink:type="simple">if test="line.start_date"</text:a><text:a xlink:href="relatorio://format_date(line.start_date,%20user.language)" xlink:type="simple">format_date(line.start_date, user.language)</text:a><text:a xlink:href="relatorio:///if" xlink:type="simple">/if</text:a></text:p>
          </table:table-cell>
          <table:table-cell office:value-type="string" calcext:value-type="string">
            <text:p><text:a xlink:href="relatorio://if%20test=%22line.end_date%22" xlink:type="simple">if test="line.end_date"</text:a><text:a xlink:href="relatorio://format_date(line.end_date,%20user.language)" xlink:type="simple">format_date(line.end_date, user.language)</text:a><text:a xlink:href="relatorio:///if" xlink:type="simple">/if</text:a></text:p>
          </table:table-cell>
          <table:table-cell office:value-type="string" calcext:value-type="string">
            <text:p><text:a xlink:href="relatorio://line.method.rec_name" xlink:type="simple">line.method.rec_name</text:a></text:p>
          </table:table-cell>
          <table:table-cell office:value-type="string" calcext:value-type="string">
            <text:p><text:a xlink:href="relatorio://line.device.rec_name%20if%20line.device%20else%20''" xlink:type="simple">line.device.rec_name if line.device else ''</text:a></text:p>
          </table:table-cell>
          <table:table-cell office:value-type="string" calcext:value-type="string">
            <text:p><text:a xlink:href="relatorio://'X'%20if%20line.urgent%20else%20''" xlink:type="simple">'X' if line.urgent else ''</text:a></text:p>
          </table:table-cell>
          <table:table-cell office:value-type="string" calcext:value-type="string">
            <text:p><text:a xlink:href="relatorio://line.priority" xlink:type="simple">line.priority</text:a></text:p>
          </table:table-cell>
          <table:table-cell office:value-type="string" calcext:value-type="string">
            <text:p><text:a xlink:href="relatorio://if%20test=%22line.report_date%22" xlink:type="simple">if test="line.report_date"</text:a><text:a xlink:href="relatorio://format_date(line.report_date,%20user.language)" xlink:type="simple">format_date(line.report_date, user.language)</text:a><text:a xlink:href="relatorio:///if" xlink:type="simple">/if</text:a></text:p>
          </table:table-cell>
          <table:table-cell office:value-type="string" calcext:value-type="string">
            <text:p><text:a xlink:href="relatorio://line.result_modifier_string" xlink:type="simple">line.result_modifier_string</text:a></text:p>
          </table:table-cell>
          <table:table-cell office:value-type="string" calcext:value-type="string">
            <text:p><text:a xlink:href="relatorio://line.result" xlink:type="simple">line.result</text:a></text:p>
          </table:table-cell>
          <table:table-cell office:value-type="string" calcext:value-type="string">
            <text:p><text:a xlink:href="relatorio://line.initial_unit.rec_name%20if%20line.initial_unit%20else%20''" xlink:type="simple">line.initial_unit.rec_name if line.initial_unit else ''</text:a></text:p>
          </table:table-cell>
          <table:table-cell office:value-type="string" calcext:value-type="string">
            <text:p><text:a xlink:href="relatorio://line.converted_result_modifier_string" xlink:type="simple">line.converted_result_modifier_string</text:a></text:p>
          </table:table-cell>
          <table:table-cell office:value-type="string" calcext:value-type="string">
            <text:p><text:a xlink:href="relatorio://line.converted_result" xlink:type="simple">line.converted_result</text:a></text:p>
          </table:table-cell>
          <table:table-cell office:value-type="string" calcext:value-type="string">
            <text:p><text:a xlink:href="relatorio://line.final_unit.rec_name%20if%20line.final_unit%20else%20''" xlink:type="simple">line.final_unit.rec_name if line.final_unit else ''</text:a></text:p>
          </table:table-cell>
          <table:table-cell office:value-type="string" calcext:value-type="string">
            <text:p><text:a xlink:href="relatorio://line.literal_result" xlink:type="simple">line.literal_result</text:a></text:p>
          </table:table-cell>
          <table:table-cell office:value-type="string" calcext:value-type="string">
            <text:p><text:a xlink:href="relatorio://if%20test=%22line.acceptance_date%22" xlink:type="simple">if test="line.acceptance_date"</text:a><text:a xlink:href="relatorio://format_date(line.acceptance_date,%20user.language)" xlink:type="simple">format_date(line.acceptance_date, user.language)</text:a><text:a xlink:href="relatorio:///if" xlink:type="simple">/if</text:a></text:p>
          </table:table-cell>
          <table:table-cell office:value-type="string" calcext:value-type="string">
            <text:p><text:a xlink:href="relatorio://line.comments" xlink:type="simple">line.comments</text:a></text:p>
          </table:table-cell>
          <table:table-cell office:value-type="string" calcext:value-type="string">
            <text:p><text:a xlink:href="relatorio://if%20test=%22line.results_estimated_date%22" xlink:type="simple">if test="line.results_estimated_date"</text:a><text:a xlink:href="relatorio://format_date(line.results_estimated_date,%20user.language)" xlink:type="simple">format_date(line.results_estimated_date, user.language)</text:a><text:a xlink:href="relatorio:///if" xlink:type="simple">/if</text:a></text:p>
          </table:table-cell>
          <table:table-cell table:style-name="ce9" office:value-type="string" calcext:value-type="string">
            <text:p><text:a xlink:href="relatorio://if%20test=%22line.results_estimated_waiting%22" xlink:type="simple">if test="line.results_estimated_waiting"</text:a><text:a xlink:href="relatorio://line.results_estimated_waiting" xlink:type="simple">line.results_estimated_waiting</text:a><text:a xlink:href="relatorio:///if" xlink:type="simple">/if</text:a></text:p>
          </table:table-cell>
          <table:table-cell table:style-name="ce10" office:value-type="string" calcext:value-type="string">
            <text:p><text:a xlink:href="relatorio://if%20test=%22line.report_date%22" xlink:type="simple">if test="line.report_date"</text:a><text:a xlink:href="relatorio://if%20test=%22line.report_date%3C%20datetime.date.today()%22" xlink:type="simple">if test="line.report_date&lt; datetime.date.today()"</text:a>Timed out<text:a xlink:href="relatorio:///if" xlink:type="simple">/if</text:a><text:a xlink:href="relatorio:///if" xlink:type="simple">/if</text:a><text:a xlink:href="relatorio://if%20test=%22line.results_estimated_date%20and%20not%20line.report_date%22" xlink:type="simple">if test="line.results_estimated_date and not line.report_date"</text:a><text:a xlink:href="relatorio://if%20test=%22line.results_estimated_date%3Cdatetime.%20date.today()%22" xlink:type="simple">if test="line.results_estimated_date&lt;datetime. date.today()"</text:a>Timed out<text:a xlink:href="relatorio:///if" xlink:type="simple">/if</text:a><text:a xlink:href="relatorio:///if" xlink:type="simple">/if</text:a> <text:a xlink:href="relatorio://if%20test=%22line.report_date%22" xlink:type="simple">if test="line.report_date"</text:a><text:a xlink:href="relatorio://if%20test=%22(line.report_date%20-%20datetime.date.today()).days%20%3C%203%20and%20(line.report_date%20-%20datetime.date.today()).days%20%3E=0%20%22" xlink:type="simple">if test="(line.report_date - datetime.date.today()).days &lt; 3 and (line.report_date - datetime.date.today()).days &gt;=0 "</text:a>To expire <text:a xlink:href="relatorio:///if" xlink:type="simple">/if</text:a><text:a xlink:href="relatorio:///if" xlink:type="simple">/if</text:a> <text:a xlink:href="relatorio://if%20test=%22line.results_estimated_date%20and%20not%20line.report_date%22" xlink:type="simple">if test="line.results_estimated_date and not line.report_date"</text:a><text:a xlink:href="relatorio://if%20test=%22(line.results_estimated_date-datetime.%20date.today()).days%20%3C%203%20and%20(line.results_estimated_date-datetime.%20date.today()).days%20%3E=%200%22" xlink:type="simple">if test="(line.results_estimated_date-datetime. date.today()).days &lt; 3 and (line.results_estimated_date-datetime. date.today()).days &gt;= 0"</text:a>To expire<text:a xlink:href="relatorio:///if" xlink:type="simple">/if</text:a><text:a xlink:href="relatorio:///if" xlink:type="simple">/if</text:a></text:p>
          </table:table-cell>
          <table:table-cell office:value-type="string" calcext:value-type="string">
            <text:p><text:a xlink:href="relatorio://line.department.rec_name%20if%20line.department%20else%20''" xlink:type="simple">line.department.rec_name if line.department else ''</text:a>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2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0:36:28.851013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38:47.745815872</meta:creation-date>
    <meta:editing-duration>P0D</meta:editing-duration>
    <meta:editing-cycles>1</meta:editing-cycles>
    <meta:generator>LibreOffice/4.3.3.2$Linux_x86 LibreOffice_project/430m0$Build-2</meta:generator>
    <meta:document-statistic meta:table-count="1" meta:cell-count="64" meta:object-count="0"/>
    <meta:user-defined meta:name="Info 1"/>
    <meta:user-defined meta:name="Info 2"/>
    <meta:user-defined meta:name="Info 3"/>
    <meta:user-defined meta:name="Info 4"/>
  </office:meta>
</office:document-meta>
</file>